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37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Aktivitet</text:p>
          </table:table-cell>
          <table:table-cell office:value-type="string">
            <text:p>Ideelle uker</text:p>
          </table:table-cell>
        </table:table-row>
        <table:table-row table:style-name="ro1">
          <table:table-cell/>
          <table:table-cell office:value-type="string">
            <text:p>Spesialpensum, statistikk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/>
          <table:table-cell office:value-type="string">
            <text:p>INF9100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/>
          <table:table-cell office:value-type="string">
            <text:p>MNSES9100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INF9970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Konferansedeltakelse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Undervisning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/>
          <table:table-cell office:value-type="string">
            <text:p>DBPedia Benchmark reimplemention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Assessment of unexpected side effects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Full statistical study</text:p>
          </table:table-cell>
          <table:table-cell office:value-type="float" office:value="30">
            <text:p>30</text:p>
          </table:table-cell>
        </table:table-row>
        <table:table-row table:style-name="ro2">
          <table:table-cell/>
          <table:table-cell office:value-type="string">
            <text:p>Identify key differences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Expose Benchmark results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Zero-One-More cardinality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Parametrized statistics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Non-parameterized digests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string">
            <text:p>Expose digests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Conditional selectivity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Selectivity estimator for federation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Query rewriter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Performance experiment for federated regime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17:3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jetil Kjernsmo</meta:initial-creator>
    <meta:creation-date>2012-08-13T15:57:49</meta:creation-date>
    <dc:date>2012-08-13T17:30:32</dc:date>
    <dc:creator>Kjetil Kjernsmo</dc:creator>
    <meta:editing-duration>PT01H12M12S</meta:editing-duration>
    <meta:editing-cycles>2</meta:editing-cycles>
    <meta:generator>OpenOffice.org/3.1$Unix OpenOffice.org_project/310m19$Build-9420</meta:generator>
    <meta:document-statistic meta:table-count="3" meta:cell-count="40" meta:object-count="0"/>
  </office:meta>
</office:document-meta>
</file>